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ab24d" officeooo:paragraph-rsid="000ab24d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style="normal" fo:font-weight="normal" officeooo:rsid="000ab24d" officeooo:paragraph-rsid="000ab24d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officeooo:paragraph-rsid="000ab24d"/>
    </style:style>
    <style:style style:name="P4" style:family="paragraph" style:parent-style-name="Standard">
      <style:text-properties officeooo:rsid="000ab24d" officeooo:paragraph-rsid="000ab24d"/>
    </style:style>
    <style:style style:name="P5" style:family="paragraph" style:parent-style-name="Standard">
      <style:text-properties fo:font-size="11pt" fo:font-style="normal" fo:font-weight="normal" officeooo:rsid="000ab24d" officeooo:paragraph-rsid="000ab24d" style:font-size-asian="9.60000038146973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officeooo:rsid="000ab24d" officeooo:paragraph-rsid="000ab24d"/>
    </style:style>
    <style:style style:name="P7" style:family="paragraph" style:parent-style-name="Standard">
      <style:text-properties style:text-underline-style="none" officeooo:rsid="000ab24d" officeooo:paragraph-rsid="000ab24d"/>
    </style:style>
    <style:style style:name="P8" style:family="paragraph" style:parent-style-name="Standard">
      <style:text-properties style:text-underline-style="none" officeooo:rsid="000d25c5" officeooo:paragraph-rsid="000d25c5"/>
    </style:style>
    <style:style style:name="P9" style:family="paragraph" style:parent-style-name="Standard">
      <style:text-properties style:text-underline-style="none" officeooo:rsid="000d25c5" officeooo:paragraph-rsid="001181f6"/>
    </style:style>
    <style:style style:name="P10" style:family="paragraph" style:parent-style-name="Standard">
      <style:text-properties style:text-underline-style="none" officeooo:rsid="001151b1" officeooo:paragraph-rsid="001151b1"/>
    </style:style>
    <style:style style:name="P11" style:family="paragraph" style:parent-style-name="Standard">
      <style:text-properties style:text-underline-style="none" officeooo:rsid="00141c99" officeooo:paragraph-rsid="00141c99"/>
    </style:style>
    <style:style style:name="P12" style:family="paragraph" style:parent-style-name="Standard">
      <style:text-properties style:text-underline-style="none" officeooo:rsid="00153aca" officeooo:paragraph-rsid="00153aca"/>
    </style:style>
    <style:style style:name="P13" style:family="paragraph" style:parent-style-name="Standard">
      <style:text-properties officeooo:paragraph-rsid="000d25c5"/>
    </style:style>
    <style:style style:name="P14" style:family="paragraph" style:parent-style-name="Standard">
      <style:text-properties officeooo:paragraph-rsid="001181f6"/>
    </style:style>
    <style:style style:name="P15" style:family="paragraph" style:parent-style-name="Standard">
      <style:text-properties fo:color="#2a6099" style:text-underline-style="solid" style:text-underline-width="auto" style:text-underline-color="font-color" officeooo:rsid="000d25c5" officeooo:paragraph-rsid="000d25c5"/>
    </style:style>
    <style:style style:name="P16" style:family="paragraph" style:parent-style-name="Standard">
      <style:text-properties fo:color="#2a6099" style:text-underline-style="solid" style:text-underline-width="auto" style:text-underline-color="font-color" officeooo:paragraph-rsid="001181f6"/>
    </style:style>
    <style:style style:name="P17" style:family="paragraph" style:parent-style-name="Standard">
      <style:text-properties fo:color="#2a6099" style:text-underline-style="solid" style:text-underline-width="auto" style:text-underline-color="font-color" officeooo:rsid="00153aca" officeooo:paragraph-rsid="00153aca"/>
    </style:style>
    <style:style style:name="P18" style:family="paragraph" style:parent-style-name="Standard">
      <style:text-properties fo:font-style="italic" style:text-underline-style="none" officeooo:rsid="00153aca" officeooo:paragraph-rsid="00153aca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officeooo:rsid="000d25c5" style:font-size-asian="9.60000038146973pt" style:font-size-complex="11pt"/>
    </style:style>
    <style:style style:name="T4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1pt" fo:font-style="normal" fo:font-weight="normal" officeooo:rsid="000ab24d" style:font-size-asian="9.60000038146973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size="11pt" fo:font-style="normal" fo:font-weight="normal" officeooo:rsid="000c89aa" style:font-size-asian="9.60000038146973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size="11pt" fo:font-style="normal" fo:font-weight="normal" officeooo:rsid="000f084a" style:font-size-asian="9.60000038146973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size="11pt" fo:font-style="normal" fo:font-weight="normal" officeooo:rsid="000f8c96" style:font-size-asian="9.60000038146973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size="11pt" fo:font-style="normal" fo:font-weight="normal" officeooo:rsid="001181f6" style:font-size-asian="9.60000038146973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size="11pt" fo:font-style="normal" fo:font-weight="normal" officeooo:rsid="00121c97" style:font-size-asian="9.60000038146973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1pt" fo:font-style="normal" fo:font-weight="normal" officeooo:rsid="00123445" style:font-size-asian="9.60000038146973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size="11pt" fo:font-style="normal" fo:font-weight="normal" officeooo:rsid="00141c99" style:font-size-asian="9.60000038146973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size="11pt" fo:font-style="normal" style:font-size-asian="9.60000038146973pt" style:font-style-asian="normal" style:font-size-complex="11pt" style:font-style-complex="normal"/>
    </style:style>
    <style:style style:name="T14" style:family="text">
      <style:text-properties fo:font-size="11pt" fo:font-style="normal" style:text-underline-style="none" fo:font-weight="normal" officeooo:rsid="000ab24d" style:font-size-asian="9.60000038146973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size="11pt" fo:font-style="normal" style:text-underline-style="none" fo:font-weight="normal" officeooo:rsid="000c89aa" style:font-size-asian="9.60000038146973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style:text-underline-style="none" fo:font-weight="normal" officeooo:rsid="000d25c5" style:font-size-asian="9.60000038146973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normal" officeooo:rsid="001181f6" style:font-size-asian="9.60000038146973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0f084a" style:font-size-asian="9.60000038146973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0" style:family="text">
      <style:text-properties fo:font-size="11pt" fo:font-weight="normal" officeooo:rsid="00162bf8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atis_reproduction.py<text:span text:style-name="T1"> </text:span></text:p>
      <text:p text:style-name="P1"><text:span text:style-name="T1"/></text:p>
      <text:p text:style-name="P1"><text:span text:style-name="T13">6/4</text:span></text:p>
      <text:p text:style-name="P2"><text:span text:style-name="T2">Attempted to run this code for monochromatic MF constraints in a mass range (1e11-1e22)g, </text:span><text:span text:style-name="T3">and using monochromatic MF emission calculated through isatis_runner_mono.py (rather than BH_launcher) [I did this so I could be flexible about the number of energies to calculate the primary PBH photon spectrum at]. I’m </text:span><text:span text:style-name="T2">calling </text:span><text:span text:style-name="T3">this </text:span><text:span text:style-name="T2">“wide” in the filenames (since it is wider than the range I had previously calculated using this program).</text:span></text:p>
      <text:p text:style-name="P2"><text:span text:style-name="T2"/></text:p>
      <text:p text:style-name="P5">The constraints obtained are not correct:</text:p>
      <text:p text:style-name="P5">- They are many orders of magnitude too large (~125-150 orders of magnitude)</text:p>
      <text:p text:style-name="P3"><text:span text:style-name="T5">- The constraints appear translated to </text:span><text:span text:style-name="T10">smaller PBH</text:span><text:span text:style-name="T5"> masses</text:span><text:span text:style-name="T10"> on a log-log plot (a factor of ~2)</text:span></text:p>
      <text:p text:style-name="P3"><text:span text:style-name="T5">- The ‘slope’ of the constraints </text:span><text:span text:style-name="T11">on a log-log</text:span><text:span text:style-name="T5"> </text:span><text:span text:style-name="T11">is wrong</text:span><text:span text:style-name="T5">: plotting the constraints / m^2 (m = PBH mass) provides a reasonable fit.</text:span></text:p>
      <text:p text:style-name="P4"><text:span text:style-name="T4"/></text:p>
      <text:p text:style-name="P6"><text:span text:style-name="T4">Slope of constraints</text:span></text:p>
      <text:p text:style-name="P7"><text:span text:style-name="T4">What could explain why the constraints / m^2 is a reasonable fit?</text:span></text:p>
      <text:p text:style-name="P3"><text:span text:style-name="T14">- PBH </text:span><text:span text:style-name="T15">gamma-ray luminosity L</text:span><text:span text:style-name="T14"> ~ </text:span><text:span text:style-name="T15">c^2</text:span><text:span text:style-name="T14"> dm / dt ~ m^{-2}</text:span></text:p>
      <text:p text:style-name="P3"><text:span text:style-name="T14">- </text:span><text:span text:style-name="T15">Very roughly then, a constraint on f_PBH based on the total luminosity of observed gamma rays divided by the luminosity emitted by PBHs should scale as m^2</text:span></text:p>
      <text:p text:style-name="P3"><text:span text:style-name="T15">- The slope of the constraints seen seems to be closer to m^4</text:span></text:p>
      <text:p text:style-name="P3"><text:span text:style-name="T15"/></text:p>
      <text:p text:style-name="P15"><text:span text:style-name="T6">S</text:span><text:span text:style-name="T4">ource of difference: from isatis_reproduction.py or the BlackHawk spectra</text:span></text:p>
      <text:p text:style-name="P13"><text:span text:style-name="T16">To check, use BH_launcher:</text:span></text:p>
      <text:p text:style-name="P8"><text:span text:style-name="T4">- PBH gamma ray spectrum calculated using </text:span><text:span text:style-name="T7">BH_launcher</text:span></text:p>
      <text:p text:style-name="P8"><text:span text:style-name="T7"><text:tab/>- 1000 PBHs in the mass range (1e11, 1e22)g</text:span></text:p>
      <text:p text:style-name="P8"><text:span text:style-name="T7">- </text:span><text:span text:style-name="T8">named “GC_mono_wide”</text:span></text:p>
      <text:p text:style-name="P8"><text:span text:style-name="T7"/></text:p>
      <text:p text:style-name="P10"><text:span text:style-name="T7">R</text:span><text:span text:style-name="T4">esults:</text:span></text:p>
      <text:p text:style-name="P10"><text:span text:style-name="T4">- constraints on f_PBH are still much too large (1e137 or larger)</text:span></text:p>
      <text:p text:style-name="P10"><text:span text:style-name="T4"/></text:p>
      <text:p text:style-name="P16"><text:span text:style-name="T9">Try: calculating over constraints over the mass range (1e11, 1e22)g:</text:span></text:p>
      <text:p text:style-name="P14"><text:span text:style-name="T16">To check, use BH_launcher:</text:span></text:p>
      <text:p text:style-name="P9"><text:span text:style-name="T4">- PBH gamma ray spectrum calculated using </text:span><text:span text:style-name="T7">BH_launcher</text:span></text:p>
      <text:p text:style-name="P14"><text:span text:style-name="T18"><text:tab/>- 1000 PBHs in the mass range (1e11, 1e2</text:span><text:span text:style-name="T17">1</text:span><text:span text:style-name="T18">)g</text:span></text:p>
      <text:p text:style-name="P9"><text:span text:style-name="T7">- </text:span><text:span text:style-name="T8">named “GC_mono”</text:span></text:p>
      <text:p text:style-name="P9"><text:span text:style-name="T8"/></text:p>
      <text:p text:style-name="P11"><text:span text:style-name="T8">W</text:span><text:span text:style-name="T4">hen running this, found that I was not loading the correct PBH spectrum for each mass, since the index was off by 1 (BH_launcher starts from 1, while Python starts from 0). Did not notice this before since I had a file named “0” for the GC_mono_wide.</text:span></text:p>
      <text:p text:style-name="P11"><text:span text:style-name="T4"/></text:p>
      <text:p text:style-name="P11"><text:span text:style-name="T4">Results for f_PBH appear reasonable.</text:span></text:p>
      <text:p text:style-name="P11"><text:span text:style-name="T4"/></text:p>
      <text:p text:style-name="P11"><text:span text:style-name="T4"/></text:p>
      <text:p text:style-name="P17"><text:span text:style-name="T4">Re-run “wide” version with corrected index:</text:span></text:p>
      <text:p text:style-name="P12"><text:span text:style-name="T4">- Results for f_PBH </text:span><text:span text:style-name="T12">appear</text:span><text:span text:style-name="T4"> reasonable.</text:span></text:p>
      <text:p text:style-name="P12"><text:span text:style-name="T4"/></text:p>
      <text:p text:style-name="P12"><text:span text:style-name="T4"/></text:p>
      <text:p text:style-name="P18"><text:span text:style-name="T19">Why did changing the index by 1 have such a large effect? I wouldn’t expect it to be very significant, </text:span><text:span text:style-name="T20">given that I am using a high density of PBHs over the mass range</text:span><text:span text:style-name="T19">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6T11:22:51.995819769</meta:creation-date>
    <dc:date>2023-04-06T12:08:41.405417314</dc:date>
    <meta:editing-duration>PT45M44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375" meta:character-count="2183" meta:non-whitespace-character-count="1834"/>
  </office:meta>
</office:document-meta>
</file>